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1324"/>
    </style:style>
    <style:style style:name="P2" style:family="paragraph" style:parent-style-name="Standard" style:list-style-name="L1">
      <style:text-properties fo:font-size="14pt" officeooo:rsid="0019fc79" officeooo:paragraph-rsid="0019fc79" style:font-size-asian="12.25pt" style:font-size-complex="14pt"/>
    </style:style>
    <style:style style:name="P3" style:family="paragraph" style:parent-style-name="Standard">
      <style:text-properties fo:font-size="14pt" officeooo:rsid="0019fc79" officeooo:paragraph-rsid="0019fc79" style:font-size-asian="12.25pt" style:font-size-complex="14pt"/>
    </style:style>
    <style:style style:name="P4" style:family="paragraph" style:parent-style-name="Standard" style:list-style-name="L1">
      <style:text-properties fo:font-size="14pt" officeooo:rsid="001c1324" officeooo:paragraph-rsid="001c1324" style:font-size-asian="12.25pt" style:font-size-complex="14pt"/>
    </style:style>
    <style:style style:name="P5" style:family="paragraph" style:parent-style-name="Standard">
      <style:text-properties fo:font-size="14pt" officeooo:rsid="001d153e" officeooo:paragraph-rsid="001d153e" style:font-size-asian="12.25pt" style:font-size-complex="14pt"/>
    </style:style>
    <style:style style:name="P6" style:family="paragraph" style:parent-style-name="Standard">
      <style:text-properties fo:font-size="14pt" officeooo:rsid="001d4dda" officeooo:paragraph-rsid="001d4dda" style:font-size-asian="12.25pt" style:font-size-complex="14pt"/>
    </style:style>
    <style:style style:name="P7" style:family="paragraph" style:parent-style-name="Standard" style:list-style-name="L4">
      <style:text-properties officeooo:paragraph-rsid="001c1324"/>
    </style:style>
    <style:style style:name="T1" style:family="text">
      <style:text-properties officeooo:rsid="001c1324"/>
    </style:style>
    <style:style style:name="T2" style:family="text">
      <style:text-properties fo:font-size="14pt" officeooo:rsid="001c1324" style:font-size-asian="12.25pt" style:font-size-complex="14pt"/>
    </style:style>
    <style:style style:name="T3" style:family="text">
      <style:text-properties officeooo:rsid="001d4d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1896556" text:style-name="L1">
        <text:list-item>
          <text:p text:style-name="P2">Learn rules of RPSLS.</text:p>
        </text:list-item>
        <text:list-item>
          <text:p text:style-name="P2">Choose your opponent.</text:p>
        </text:list-item>
        <text:list-item>
          <text:p text:style-name="P2">Confirm opponent knows rules to RPSLS (If not teach rules).</text:p>
        </text:list-item>
        <text:list-item>
          <text:p text:style-name="P2">Challenge them to RPSLS.</text:p>
        </text:list-item>
        <text:list-item>
          <text:p text:style-name="P1"><text:span text:style-name="T2">Determine winning conditions</text:span></text:p>
        </text:list-item>
      </text:list>
      <text:list xml:id="list50721396" text:style-name="L4">
        <text:list-item>
          <text:p text:style-name="P7"><text:span text:style-name="T2">Number of wins out of round (Best two of of three)</text:span></text:p>
        </text:list-item>
      </text:list>
      <text:list xml:id="list153442659133599" text:continue-list="list2911896556" text:style-name="L1">
        <text:list-item>
          <text:p text:style-name="P2"><text:span text:style-name="T1">Begin</text:span> round.</text:p>
        </text:list-item>
        <text:list-item>
          <text:p text:style-name="P4">Compare hands</text:p>
        </text:list-item>
        <text:list-item>
          <text:p text:style-name="P2">If there is a winner, add one point to their score.</text:p>
        </text:list-item>
        <text:list-item>
          <text:p text:style-name="P2">If no winner give no points</text:p>
        </text:list-item>
        <text:list-item>
          <text:p text:style-name="P2">Repeat steps 5 – 7 until first player to reach 2 points.</text:p>
        </text:list-item>
        <text:list-item>
          <text:p text:style-name="P2">When first player reaches 2 out of 3 points, declare winner.</text:p>
        </text:list-item>
        <text:list-item>
          <text:p text:style-name="P2"><text:s/>End game or restart.</text:p>
        </text:list-item>
      </text:list>
      <text:p text:style-name="P3"/>
      <text:p text:style-name="P5">classes/gestures will be an array[R, P, S, L, S] (1-5)</text:p>
      <text:p text:style-name="P5">random number to pick for ai</text:p>
      <text:p text:style-name="P5">human picks.</text:p>
      <text:p text:style-name="P5"/>
      <text:p text:style-name="P5"/>
      <text:p text:style-name="P5">Human picks R.</text:p>
      <text:p text:style-name="P5">AI picks L</text:p>
      <text:p text:style-name="P5"/>
      <text:p text:style-name="P5">if(Human.gesture(R) beats AI.gesture(L)){</text:p>
      <text:p text:style-name="P5">human.score += <text:span text:style-name="T3">point</text:span></text:p>
      <text:p text:style-name="P5">}</text:p>
      <text:p text:style-name="P5">else if(ai.gesture beats human.<text:span text:style-name="T3">gesture){</text:span></text:p>
      <text:p text:style-name="P6">ai.score += poin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2:49:51.985000000</meta:creation-date>
    <dc:date>2021-11-02T15:34:42.300000000</dc:date>
    <meta:editing-duration>PT6M2S</meta:editing-duration>
    <meta:editing-cycles>2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3" meta:word-count="133" meta:character-count="708" meta:non-whitespace-character-count="609"/>
  </office:meta>
</office:document-meta>
</file>